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NormalTok">Length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NormalTok">myArray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 and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5">int[] myArrayA = new int[5];</text:p>
      <text:p text:style-name="P6">myArrayA = {1, 2, 3, 4, 5};</text:p>
      <text:h text:style-name="Heading_20_3" text:outline-level="3"><text:bookmark-start text:name="out-of-bound-error-read"/>Out of bound error (read)<text:bookmark-end text:name="out-of-bound-error-read"/></text:h>
      <text:p text:style-name="P7">int[] myArrayB = new int[5];</text:p>
      <text:p text:style-name="P8">Console.WriteLine(myArrayB[5]);</text:p>
      <text:h text:style-name="Heading_20_3" text:outline-level="3"><text:bookmark-start text:name="out-of-bound-error-write"/>Out of bound error (write)<text:bookmark-end text:name="out-of-bound-error-write"/></text:h>
      <text:p text:style-name="P9">int[] myArrayC = new int[5];</text:p>
      <text:p text:style-name="P10">myArrayC[5] = 12;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11">int[] myArrayD = new int[5];</text:p>
      <text:p text:style-name="P12">Console.WriteLine(myArrayD);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13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13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13">displays the content of <text:span text:style-name="NormalTok">myArray</text:span>.</text:p>
        </text:list-item>
        <text:list-item>
          <text:p text:style-name="P13">sums the values stored in <text:span text:style-name="NormalTok">myArray</text:span> and displays the result.</text:p>
        </text:list-item>
        <text:list-item>
          <text:p text:style-name="P13">computes the product of the values stored in <text:span text:style-name="NormalTok">myArray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14">int[] myArray = {1, 2, 3, 4, 5, 6, 7, 8, 9, 10};</text:p>
      <text:p text:style-name="P15">int i = 0;</text:p>
      <text:p text:style-name="P16">int sum = 0;</text:p>
      <text:p text:style-name="P17">int product = 1;</text:p>
      <text:p text:style-name="P18">while(i &lt; myArray.Length){</text:p>
      <text:p text:style-name="P19"><text:s text:c="4"/>// Fill this!</text:p>
      <text:p text:style-name="P20"><text:s text:c="4"/>i++;</text:p>
      <text:p text:style-name="P21">}</text:p>
      <text:p text:style-name="P22">Console.WriteLine("The sum of the values in the array is " + sum + ".");</text:p>
      <text:p text:style-name="P23"/>
      <text:p text:style-name="P24">Console.WriteLine("The product of the values in the array is " + product + ".");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25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25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25">initialize <text:span text:style-name="T1">index 5</text:span>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7">
        <text:list-item>
          <text:p text:style-name="P26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26">Write a statement to display the value stored at index 4. What is that value? Why?</text:p>
        </text:list-item>
        <text:list-item>
          <text:p text:style-name="P26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27">What is the last <text:span text:style-name="DataTypeTok">char</text:span> of the <text:span text:style-name="NormalTok">letters</text:span> array now, after changing its length?</text:p>
        </text:list-item>
        <text:list-item>
          <text:p text:style-name="P27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27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27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1Z</meta:creation-date>
    <dc:date>2023-09-05T21:13:01Z</dc:date>
    <meta:user-defined meta:name="date" meta:value-type="string">September   5, 2023 (05:1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